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2420" officeooo:paragraph-rsid="001a2420"/>
    </style:style>
    <style:style style:name="P2" style:family="paragraph" style:parent-style-name="Standard">
      <style:paragraph-properties fo:text-align="start" style:justify-single-word="false"/>
      <style:text-properties officeooo:rsid="001a2420" officeooo:paragraph-rsid="001a2420"/>
    </style:style>
    <style:style style:name="P3" style:family="paragraph" style:parent-style-name="Standard">
      <style:paragraph-properties fo:text-align="start" style:justify-single-word="false"/>
      <style:text-properties officeooo:paragraph-rsid="001a2420"/>
    </style:style>
    <style:style style:name="P4" style:family="paragraph" style:parent-style-name="Standard">
      <style:paragraph-properties fo:text-align="start" style:justify-single-word="false"/>
      <style:text-properties fo:color="#000000" fo:font-style="normal" style:text-underline-style="none" officeooo:rsid="001ce3b0" officeooo:paragraph-rsid="001a2420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a2420"/>
    </style:style>
    <style:style style:name="P6" style:family="paragraph" style:parent-style-name="Standard">
      <style:paragraph-properties fo:text-align="start" style:justify-single-word="false"/>
      <style:text-properties officeooo:rsid="0025b180" officeooo:paragraph-rsid="0025b180"/>
    </style:style>
    <style:style style:name="T1" style:family="text">
      <style:text-properties officeooo:rsid="001a2420"/>
    </style:style>
    <style:style style:name="T2" style:family="text">
      <style:text-properties fo:color="#ff0000"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color="#ff0000" fo:font-style="italic" style:text-underline-style="solid" style:text-underline-width="auto" style:text-underline-color="font-color" officeooo:rsid="001a2420" style:font-style-asian="italic" style:font-style-complex="italic"/>
    </style:style>
    <style:style style:name="T4" style:family="text">
      <style:text-properties fo:color="#3faf46"/>
    </style:style>
    <style:style style:name="T5" style:family="text">
      <style:text-properties fo:color="#000000" fo:font-style="normal" style:text-underline-style="none" style:font-style-asian="normal" style:font-style-complex="normal"/>
    </style:style>
    <style:style style:name="T6" style:family="text">
      <style:text-properties fo:color="#000000" fo:font-style="normal" style:text-underline-style="none" officeooo:rsid="001a2420" style:font-style-asian="normal" style:font-style-complex="normal"/>
    </style:style>
    <style:style style:name="T7" style:family="text">
      <style:text-properties fo:color="#000000" fo:font-style="normal" style:text-underline-style="none" officeooo:rsid="001ce3b0" style:font-style-asian="normal" style:font-style-complex="normal"/>
    </style:style>
    <style:style style:name="T8" style:family="text">
      <style:text-properties fo:color="#000000" fo:font-style="normal" style:text-underline-style="none" officeooo:rsid="001f9d4c" style:font-style-asian="normal" style:font-style-complex="normal"/>
    </style:style>
    <style:style style:name="T9" style:family="text">
      <style:text-properties fo:color="#000000" fo:font-style="normal" style:text-underline-style="none" officeooo:rsid="002335d5" style:font-style-asian="normal" style:font-style-complex="normal"/>
    </style:style>
    <style:style style:name="T10" style:family="text">
      <style:text-properties fo:color="#000000" fo:font-style="normal" style:text-underline-style="none" officeooo:rsid="0023c086" style:font-style-asian="normal" style:font-style-complex="normal"/>
    </style:style>
    <style:style style:name="T11" style:family="text">
      <style:text-properties fo:color="#000000" fo:font-style="normal" style:text-underline-style="none" officeooo:rsid="0025b180" style:font-style-asian="normal" style:font-style-complex="normal"/>
    </style:style>
    <style:style style:name="T12" style:family="text">
      <style:text-properties fo:color="#000000" fo:font-style="normal" style:text-underline-style="none" officeooo:rsid="002657c7" style:font-style-asian="normal" style:font-style-complex="normal"/>
    </style:style>
    <style:style style:name="T13" style:family="text">
      <style:text-properties fo:color="#000000" fo:font-style="normal" style:text-underline-style="none" officeooo:rsid="0026c8a8" style:font-style-asian="normal" style:font-style-complex="normal"/>
    </style:style>
    <style:style style:name="T14" style:family="text">
      <style:text-properties fo:color="#000000" fo:font-style="normal" style:text-underline-style="none" officeooo:rsid="0027adba" style:font-style-asian="normal" style:font-style-complex="normal"/>
    </style:style>
    <style:style style:name="T15" style:family="text">
      <style:text-properties officeooo:rsid="001dc900"/>
    </style:style>
    <style:style style:name="T16" style:family="text">
      <style:text-properties fo:color="#cccccc" fo:font-style="normal" style:text-underline-style="none" officeooo:rsid="0025b180" fo:background-color="#1f1f1f" loext:char-shading-value="0" style:font-style-asian="normal" style:font-style-complex="normal"/>
    </style:style>
    <style:style style:name="T17" style:family="text">
      <style:text-properties fo:color="#cccccc" style:font-name="Consolas" fo:font-size="10.5pt" fo:font-style="normal" style:text-underline-style="none" fo:font-weight="normal" officeooo:rsid="0025b180" fo:background-color="#1f1f1f" loext:char-shading-value="0" style:font-style-asian="normal" style:font-style-complex="normal"/>
    </style:style>
    <style:style style:name="T18" style:family="text">
      <style:text-properties fo:color="#808080" style:font-name="Consolas" fo:font-size="10.5pt" fo:font-style="normal" style:text-underline-style="none" fo:font-weight="normal" officeooo:rsid="0025b180" fo:background-color="#1f1f1f" loext:char-shading-value="0" style:font-style-asian="normal" style:font-style-complex="normal"/>
    </style:style>
    <style:style style:name="T19" style:family="text">
      <style:text-properties fo:color="#569cd6" style:font-name="Consolas" fo:font-size="10.5pt" fo:font-style="normal" style:text-underline-style="none" fo:font-weight="normal" officeooo:rsid="0025b180" fo:background-color="#1f1f1f" loext:char-shading-value="0" style:font-style-asian="normal" style:font-style-complex="normal"/>
    </style:style>
    <style:style style:name="T20" style:family="text">
      <style:text-properties fo:color="#9cdcfe" style:font-name="Consolas" fo:font-size="10.5pt" fo:font-style="normal" style:text-underline-style="none" fo:font-weight="normal" officeooo:rsid="0025b180" fo:background-color="#1f1f1f" loext:char-shading-value="0" style:font-style-asian="normal" style:font-style-complex="normal"/>
    </style:style>
    <style:style style:name="T21" style:family="text">
      <style:text-properties fo:color="#ce9178" style:font-name="Consolas" fo:font-size="10.5pt" fo:font-style="normal" style:text-underline-style="none" fo:font-weight="normal" officeooo:rsid="0025b180" fo:background-color="#1f1f1f" loext:char-shading-value="0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projet ecommerce</text:p>
      <text:p text:style-name="P1"/>
      <text:p text:style-name="P2">Projet ecommerce fait à l’aide de la playlist suivante : <text:a xlink:type="simple" xlink:href="https://youtube.com/playlist?list=PLBq3aRiVuwyzI0MT4LhvwqkVenz5pF_DM&amp;si=PiiT9my3Mwaf-QPa" text:style-name="Internet_20_link" text:visited-style-name="Visited_20_Internet_20_Link">https://youtube.com/playlist?list=PLBq3aRiVuwyzI0MT4LhvwqkVenz5pF_DM&amp;si=PiiT9my3Mwaf-QPa</text:a> </text:p>
      <text:p text:style-name="P1"/>
      <text:p text:style-name="P2">- Installation de php et mysql, avec intégration des chemins d’accès dans les variables environnements du Path</text:p>
      <text:p text:style-name="P2">- Création du projet avec<text:span text:style-name="T4"> </text:span><text:span text:style-name="T2">symfony new –full nouveau-projet-web</text:span></text:p>
      <text:p text:style-name="P2">- Lancer du serveur avec <text:span text:style-name="T2">symfony serve -d </text:span>( pour ne pas avoir a le relancer )</text:p>
      <text:p text:style-name="P2">- Test des routes avec le fichier routes.yaml dans le dossier config</text:p>
      <text:p text:style-name="P2">- Création de controller avec la commande <text:span text:style-name="T2">symfony console make:controller TestController</text:span></text:p>
      <text:p text:style-name="P2">- Création du fichier env.local avec la ligne mysql pour connecter à la base de données</text:p>
      <text:p text:style-name="P3"><text:span text:style-name="T1">- Utilisation de la commande </text:span><text:span text:style-name="T3">symfony console doctrine:database:create </text:span><text:span text:style-name="T1">pour initialiser la base avec les valeurs du env.local</text:span></text:p>
      <text:p text:style-name="P3">- <text:span text:style-name="T1">Création des utilisateurs avec la commande </text:span><text:span text:style-name="T3">symfony console make:user </text:span><text:span text:style-name="T6">qui va générer l’Entity Users et le Repository UsersRepository</text:span></text:p>
      <text:p text:style-name="P3"><text:span text:style-name="T6">- Compléter du coup l’Entity Users créée avec la commande </text:span><text:span text:style-name="T3">symfony console make:entity</text:span><text:span text:style-name="T6"> pour ajouter les autres champs de la table</text:span></text:p>
      <text:p text:style-name="P3"><text:span text:style-name="T6">- </text:span><text:span text:style-name="T7">Création des différentes Entity avec des paramètres unique, les timestamps et les relations ManyToOne</text:span></text:p>
      <text:p text:style-name="P4">- Migrations vers la base de données</text:p>
      <text:p text:style-name="P4">- <text:span text:style-name="T15">Création d’un repository Git</text:span></text:p>
      <text:p text:style-name="P3"><text:span text:style-name="T7">- </text:span><text:span text:style-name="T8">Création d’un controller MainController et d’une vue index.html.twig. Chaque vue reprend les éléments de base.html.twig </text:span><text:span text:style-name="T10">grâce à extends ‘base.html.twig’ tout en haut</text:span><text:span text:style-name="T8">, et en modifiant ces éléments on modifie ainsi la </text:span><text:span text:style-name="T9">nouvelle vue</text:span><text:span text:style-name="T8">, par exemple le titre, qui est définie dans base.html comme Welcome, est réécrit en accueil avec le block title</text:span></text:p>
      <text:p text:style-name="P3"><text:span text:style-name="T8">- </text:span><text:span text:style-name="T11">Ajout de </text:span><text:span text:style-name="T16">        </text:span><text:span text:style-name="T18">&lt;</text:span><text:span text:style-name="T19">meta</text:span><text:span text:style-name="T17"> </text:span><text:span text:style-name="T20">name</text:span><text:span text:style-name="T17">=</text:span><text:span text:style-name="T21">"viewport"</text:span><text:span text:style-name="T17"> </text:span><text:span text:style-name="T20">content</text:span><text:span text:style-name="T17">=</text:span><text:span text:style-name="T21">"width=device-width, initial-scale=1.0"</text:span><text:span text:style-name="T18">&gt;</text:span></text:p>
      <text:p text:style-name="P6"><text:span text:style-name="T5">pour le responsive dans le base.html.twig</text:span></text:p>
      <text:p text:style-name="P6"><text:span text:style-name="T5">- Création d’un dossier assets pour les ressources css et js </text:span><text:span text:style-name="T12">puis installation de bootst</text:span><text:span text:style-name="T13">r</text:span><text:span text:style-name="T12">ap, </text:span><text:span text:style-name="T14">et ajout des fichiers dans nos dossiers correspondants, et ajout des liens dans le base.html.twig. On utilise asset(‘’) pour donner le chemin depuis le dossier public</text:span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0-12T19:23:27.283000000</meta:creation-date>
    <dc:date>2023-10-20T20:39:34.796000000</dc:date>
    <meta:editing-duration>PT2H33M52S</meta:editing-duration>
    <meta:editing-cycles>11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18" meta:word-count="287" meta:character-count="1945" meta:non-whitespace-character-count="1667"/>
  </office:meta>
</office:document-meta>
</file>